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20pt" style:font-size-asian="20pt" style:font-size-complex="20pt" fo:language="fr" fo:country="FR"/>
    </style:style>
    <style:style style:name="P2" style:parent-style-name="Normal" style:family="paragraph">
      <style:text-properties style:font-name="Times New Roman" style:font-name-complex="Times New Roman" fo:font-size="16pt" style:font-size-asian="16pt" style:font-size-complex="16pt" fo:language="fr" fo:country="FR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24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25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26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27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28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29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30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31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32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33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34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3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3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5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6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64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65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66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6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6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79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8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8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9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98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99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0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1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P103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4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5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6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0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3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136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37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38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3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P140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P141" style:parent-style-name="Normal" style:family="paragraph">
      <style:text-properties style:font-name="Times New Roman" style:font-name-complex="Times New Roman" fo:font-size="14pt" style:font-size-asian="14pt" style:font-size-complex="14pt" fo:language="fr" fo:country="FR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8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49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50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51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53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154" style:parent-style-name="DefaultParagraphFont" style:family="text">
      <style:text-properties style:font-name="Times New Roman" style:font-name-complex="Times New Roman" fo:font-size="14pt" style:font-size-asian="14pt" style:font-size-complex="14pt" fo:language="fr" fo:country="FR"/>
    </style:style>
  </office:automatic-styles>
  <office:body>
    <office:text text:use-soft-page-breaks="true">
      <text:p text:style-name="P1"><text:s text:c="8"/><text:s text:c="2"/><text:s/>- Platformă<text:s/>de recenzii pentru restaurante –</text:p>
      <text:p text:style-name="P2"/>
      <text:p text:style-name="P3">1.Specificarea cerințelor<text:s/>și a modului de funcționare a aplicației<text:s/>proiectate<text:s/></text:p>
      <text:p text:style-name="Normal"><text:span text:style-name="T4"><text:s text:c="2"/></text:span><text:span text:style-name="T5">-cerin</text:span><text:span text:style-name="T6">ț</text:span><text:span text:style-name="T7">ele prestabilite pentru acest tip de site au fost ca acesta s</text:span><text:span text:style-name="T8">ă</text:span><text:span text:style-name="T9"><text:s/>cuprind</text:span><text:span text:style-name="T10">ă</text:span><text:span text:style-name="T11"> :o pagin</text:span><text:span text:style-name="T12">ă</text:span><text:span text:style-name="T13"><text:s/></text:span><text:span text:style-name="T14">î</text:span><text:span text:style-name="T15">n care utilizatorii pot scrie<text:s/></text:span><text:span text:style-name="T16">ș</text:span><text:span text:style-name="T17">i vedea alte recenzii ale altor utlizatori, dar le ofer</text:span><text:span text:style-name="T18">ă</text:span><text:span text:style-name="T19"><text:s/>de asemenea posibilitatea de a adauga comentarii asupra fiec</text:span><text:span text:style-name="T20">ă</text:span><text:span text:style-name="T21">rei recenzii scrise de anumi</text:span><text:span text:style-name="T22">ț</text:span><text:span text:style-name="T23">i utilizatori ;</text:span></text:p>
      <text:p text:style-name="P24">-platforma conține de asemenea<text:s/>și un clasament al celor mai bune trei restaurante,<text:s/>în funcție de recenziile scrise de către utilizatori ;</text:p>
      <text:p text:style-name="P25">-proiectul trebuie să<text:s/>contina<text:s/>între 4-8 pagini, iar proiectul acesta conține<text:s/>6<text:s/>pagini ;</text:p>
      <text:p text:style-name="P26">-stilizarea proiectului a fost făcută<text:s/>în pagini separate de forma ‘.css’, pentru fiecare pagină<text:s/>web,<text:s/>în parte, de asemenea site-ul este responsive, pentru<text:s/>a fi posibilă<text:s/>interacționarea cu acesta de pe orice fel de dispozitiv ;</text:p>
      <text:p text:style-name="P27">-interfața conține un meniu drop-down de unde se poate<text:s/>accesa fiecare pagină<text:s/>web a site-ului, iar paginile ‘Profile ’<text:s/>și ‘Review’ conțin două<text:s/>sub-meniuri pentru accesarea unor pagini copii;</text:p>
      <text:p text:style-name="P28">-în același timp, am modificat poziția unor elemente, precum imaginile aflate<text:s/>în secțiunea “Our finest Selection” care se interschimbă<text:s/>între ele prin apăsarea unui buton;</text:p>
      <text:p text:style-name="P29">-în fișierul ‘interfata.php’ am folosit funcția ‘OpenPage()’ pentru a valida<text:s/>și pentru a redirecționa utilizatorii către diferite pagini,<text:s/>în funcție de căutarea acestora, acest lucru se<text:s/>întâmpă<text:s/>și<text:s/>în fișierul reviewsphp.php, unde există<text:s/>un formular pentru adăugarea comentarilor;</text:p>
      <text:p text:style-name="P30">-în pagina de<text:s/>început, există<text:s/>mesajul de ‘Bun Venit’ pentru fiecare utilizator care este logat<text:s/>în contul său,<text:s/>în acest site, iar cu ajutorul funcțiilor CSS<text:s/>și cu ajutorul JavaScript, la atingerea acestora cu ajutorul cursorului, acest mesaj dispare;</text:p>
      <text:p text:style-name="P31">-în pagina ‘login.php’ există<text:s/>un formular atât de<text:s/>înregistrare,<text:s/>pentru noii utilizatori care doresc să<text:s/>utilizeze site-ul nostru, dar<text:s/>și un formular de login pentru utilizatorii care doresc să<text:s/>revina<text:s/>în site, acestea sunt stocate<text:s/>într-un formular PHP ;</text:p>
      <text:p text:style-name="P32">-mai există<text:s/>înca două<text:s/>formulare,<text:s/>însa pentru trimiterea reviewurilor restaurantelor despre care utilizatorii noștrii doresc sa<text:s/>își expună<text:s/>opinia, acesta fiind legat de<text:s/><text:soft-page-break/>pagina unde<text:s/>aceste reviwuri se vor putea vizualiza, lucru ce se realizeaă<text:s/>prin creearea unei conexiuni<text:s/>între baza de date<text:s/>și pagina web,cu ajutorul MySql, vom prelua toate recenziile din tabelul PHP, denumit ‘reviews’,<text:s/>și<text:s/>vom<text:s/>stoca datele ;</text:p>
      <text:p text:style-name="P33">-asemenător, pentru crearea unui ‘div’, unde ne vor fi stocate topul celor 3 cele mai bune restaurante,<text:s/>în funcție de reviewurile obtinute, prin intermediul MySql, de asemenea, iar pentru a calcula media evaluărilor definim un (AVG(rate)),<text:s/>și mai apoi grupăm rezultatele<text:s/>în funcție de numele restaurantului, iar apoi le grupam<text:s/>în ordine crescătoare ;</text:p>
      <text:p text:style-name="P34">-ultimul formular PHP utilizat,este unul care oferă<text:s/>posibilitatea de a adauga comentarii fiecărei recenzii<text:s/>în parte,<text:s/>iar<text:s/>acestea se vor afișa,<text:s/>în momentul<text:s/>în care sunt trimise,în pagina web,<text:s/>în cadrul reviewului asupra căruia s-a făcut comentariul, astfel că<text:s/>și aici vom lucra cu ajutorul MySql, pentru a grupa comentariile<text:s/>în ordinea trimiterii acestora;</text:p>
      <text:p text:style-name="P35">2. Descrierea Funcționalității Aplicatiei</text:p>
      <text:p text:style-name="P36">Pagina 1(interfata.php)</text:p>
      <text:p text:style-name="Normal"><text:span text:style-name="T37">-</text:span><text:span text:style-name="T38">î</text:span><text:span text:style-name="T39">n partea de sus, se</text:span><text:span text:style-name="T40"><text:s/>observ</text:span><text:span text:style-name="T41">ă</text:span><text:span text:style-name="T42"><text:s/>o bar</text:span><text:span text:style-name="T43">ă</text:span><text:span text:style-name="T44"><text:s/>de navigare, de unde avem acces la toate celelalte pagini ale site-ului(pagina de start(HOME), pagina despre noi(ABOUT),pagina de logare/</text:span><text:span text:style-name="T45">î</text:span><text:span text:style-name="T46">nregistrare<text:s/></text:span><text:span text:style-name="T47">ș</text:span><text:span text:style-name="T48">i delogare(PROFILE), care sunt submeniuri dropdown, accesate prin atingerea cu ajutorul cursorului al sec</text:span><text:span text:style-name="T49">ț</text:span><text:span text:style-name="T50">iunii ‘PROFILE ‘, acela</text:span><text:span text:style-name="T51">ș</text:span><text:span text:style-name="T52">i lucru se aplic</text:span><text:span text:style-name="T53">ă</text:span><text:span text:style-name="T54"><text:s/></text:span><text:span text:style-name="T55">ș</text:span><text:span text:style-name="T56">i pentru sectiunea ‘REVIEW ‘de unde putem accesa pagina de unde putem scrie un review<text:s/></text:span><text:span text:style-name="T57">ș</text:span><text:span text:style-name="T58">i pagina unde le putem vedea pe toate celelalte,<text:s/></text:span><text:span text:style-name="T59">ș</text:span><text:span text:style-name="T60">i pagina de contact(CONTACT) unde exist</text:span><text:span text:style-name="T61">ă</text:span><text:span text:style-name="T62"><text:s/>un formular de contact</text:span><text:span text:style-name="T63"> ;</text:span></text:p>
      <text:p text:style-name="P64">- <text:s/>în partea din dreapta a meniului putem găsi bara de căutare, de unde putem ajunge<text:s/>în oricare altă<text:s/>pagină<text:s/>a site-ului, doar prin introducerea unor cuvinte sugestive pentru paginile respective , de asemenea putem găsi, chiar lângă<text:s/>aceasta logo-ul site-ului;</text:p>
      <text:p text:style-name="P65">-în pagina de sus, se găsește un mesaj de Bun Venit, ce cuprinde numele pe care utilizatorul<text:s/>și-l introduce<text:s/>în momentul logării, care<text:s/>însa dispare<text:s/>în momentul<text:s/>în care utilizatorul<text:s/>îl atinge cu mouse-ul ;</text:p>
      <text:p text:style-name="P66">-din secțiunea ‘Our finest section’, putem accesa paginile unora dintre cele mai bune restaurante<text:s/>din<text:s/>țară, prin apăsarea uneia dintre acele imagini, care se pot<text:s/><text:soft-page-break/>interschimba<text:s/>între ele, prin apăsarea unui buton care face acest lucru prin intermediul JavaScript ;</text:p>
      <text:p text:style-name="P67">Pagina 2(about.html)</text:p>
      <text:p text:style-name="Normal"><text:span text:style-name="T68">-</text:span><text:span text:style-name="T69">aceasta pagina html a site-ului es</text:span><text:span text:style-name="T70">te pur introductiv</text:span><text:span text:style-name="T71">ă</text:span><text:span text:style-name="T72">, unde se poate descoperi povestea cre</text:span><text:span text:style-name="T73">ă</text:span><text:span text:style-name="T74">rii site-ului, partea de header cuprinde un motto, iar celelalte paragrafe prezint</text:span><text:span text:style-name="T75">ă</text:span><text:span text:style-name="T76"><text:s/>o scurt</text:span><text:span text:style-name="T77">ă</text:span><text:span text:style-name="T78"><text:s text:c="2"/>descriere a site-ului ;</text:span></text:p>
      <text:p text:style-name="P79">-din partea de jos, se poate reveni la pagina principala<text:s/>prin apăsarea căsuței aflată<text:s/>în footerul pagini;</text:p>
      <text:p text:style-name="P80">Pagina 3(login.php)<text:s/></text:p>
      <text:p text:style-name="Normal"><text:span text:style-name="T81">-</text:span><text:span text:style-name="T82">aceasta pagin</text:span><text:span text:style-name="T83">ă</text:span><text:span text:style-name="T84"><text:s/>se poate acce</text:span><text:span text:style-name="T85">sa din sec</text:span><text:span text:style-name="T86">ț</text:span><text:span text:style-name="T87">iunea ‘Profile ’ a paginii de start, care va trimite utilizatorul<text:s/></text:span><text:span text:style-name="T88">î</text:span><text:span text:style-name="T89">n pagina de logare<text:s/></text:span><text:span text:style-name="T90">ș</text:span><text:span text:style-name="T91">i<text:s/></text:span><text:span text:style-name="T92">î</text:span><text:span text:style-name="T93">nregistrare, care se poate face prin completarea chenarului ce contine aceste dou</text:span><text:span text:style-name="T94">ă</text:span><text:span text:style-name="T95"><text:s/>ac</text:span><text:span text:style-name="T96">ț</text:span><text:span text:style-name="T97">iuni ;</text:span></text:p>
      <text:p text:style-name="P98">-în aceste formulare se poate trece de la una la cealalta cu ajutorul JavaScript dar<text:s/>și CSS, care face ca unul dintre formulare să<text:s/>dispara in momentul accesării celuilalt ;</text:p>
      <text:p text:style-name="P99">-acestea sunt legate la o baza de data aflată<text:s/>în ‘Php/MyAdmin’ unde se stochează<text:s/>toate intrările de<text:s/>înregistrare dar<text:s/>și<text:s/>logare a utilizatorilor,<text:s/>și care transmite un mesaj<text:s/>în momentul creării unui nou record, al unei logări reușite sau nereușite ;</text:p>
      <text:p text:style-name="P100">-în momentul apăsării butonului ‘Log-in’, utilizatorul va fi redirectionat automat către pagina de start, unde i se va afișa un mesaj de Bun Venit,<text:s/>împreună<text:s/>cu numele acestuia ;</text:p>
      <text:p text:style-name="P101">-subsecțiunea de ‘ Logout’ din secțiunea ‘Profile’ a meniului, nu face altceva decât să<text:s/>trimită<text:s/>utilizatorul către pagina de login, pentru a se putea reconecta din nou la pagina atunci când acesta dorește acest lucru ;</text:p>
      <text:p text:style-name="P102">Pagina 4(review.php)</text:p>
      <text:p text:style-name="P103">-această<text:s/>pagină<text:s/>se poate accesa din secțiunea ‘Review’ a meniului,<text:s/>în subsecțiunea ‘Write Review’, care te va direcționa către un formular unde se poate scrie un review despre orice restaurant se dorește, iar<text:s/>pentru ajutor,<text:s/>în partea stângă<text:s/>a paginii există<text:s/>o hartă<text:s/>a orașului Timișoara, care se actualizează<text:s/>prin accesarea locației, de unde te poti inspira<text:s/>în caz ca dorești să<text:s/>scrii un review despre un anumit restaurant ;</text:p>
      <text:soft-page-break/>
      <text:p text:style-name="P104">-această<text:s/>mapă<text:s/>este creată<text:s/>cu ajutorul JavaScript, care foloseste API-ul Goggle Maps,<text:s/>și cuprinde restaurantele dintr-o zonă<text:s/>setată<text:s/>prin latitudine<text:s/>și longitudine, verifică<text:s/>dacă<text:s/>browserul utilizatorului poate suporta localizarea acestuia, pentru a cauta restaurantele dintr-o razie de 1500 de metrii față<text:s/>de locația acestuia , mai apoi se creează<text:s/>o iconița ce indica locul<text:s/>și de asemenea o fereastra ce prezintă<text:s/>numele<text:s/>și adresa acestuia ;</text:p>
      <text:p text:style-name="P105">-formularul prin care se face reviewul restaurantului prezintă<text:s/>câteva câmpuri ce trebuie completate pentru realizarea acestuia, iar acesta este de asemenea conectat la o bază<text:s/>de date, unde se stochează<text:s/>fiecare review scris, date ce se vor afișa mai apoi<text:s/>într-o altă<text:s/>pagină<text:s/>web a site-ului ;</text:p>
      <text:p text:style-name="P106">-în footerul paginii există<text:s/>o iconiță<text:s/>prin apăsarea căreia poți reveni la pagina principală ;</text:p>
      <text:p text:style-name="P107">Pagina 5(reviewsphp.php)</text:p>
      <text:p text:style-name="Normal"><text:span text:style-name="T108">-</text:span><text:span text:style-name="T109">î</text:span><text:span text:style-name="T110">n prima parte a paginii, se</text:span><text:span text:style-name="T111"><text:s/>observ</text:span><text:span text:style-name="T112">ă</text:span><text:span text:style-name="T113"><text:s/>un container ce con</text:span><text:span text:style-name="T114">ț</text:span><text:span text:style-name="T115">ine un clasament al celor mai bune trei restaurante,<text:s/></text:span><text:span text:style-name="T116">î</text:span><text:span text:style-name="T117">n func</text:span><text:span text:style-name="T118">ț</text:span><text:span text:style-name="T119">ie de recenziile utilizatorilor, acest top este realizat cu ajutorul Sql, unde se vor extrage toate notele acordate de c</text:span><text:span text:style-name="T120">ă</text:span><text:span text:style-name="T121">tre useri, se va face o medie a fiec</text:span><text:span text:style-name="T122">ă</text:span><text:span text:style-name="T123">rui restaurant,<text:s/></text:span><text:span text:style-name="T124">ș</text:span><text:span text:style-name="T125">i restaurantele vor fi afi</text:span><text:span text:style-name="T126">ș</text:span><text:span text:style-name="T127">ate<text:s/></text:span><text:span text:style-name="T128">î</text:span><text:span text:style-name="T129">n ordine descresc</text:span><text:span text:style-name="T130">ă</text:span><text:span text:style-name="T131">toare, c</text:span><text:span text:style-name="T132">ă</text:span><text:span text:style-name="T133">utarea fiind limitat</text:span><text:span text:style-name="T134">ă</text:span><text:span text:style-name="T135"><text:s/>la primele trei ;</text:span></text:p>
      <text:p text:style-name="P136">-mai jos, se vor găsi containere separate pentru fiecare review<text:s/>în parte,<text:s/>în funcție de data scrierii acestora.Reviewurile sunt preluate din formularul aflat<text:s/>în pagina ‘review.php’, iar cu ajutorul Sql sunt trimise către baza de date, iar apoi afișate<text:s/>în această<text:s/>pagină ;</text:p>
      <text:p text:style-name="P137">-fiecare review are o secțiune de comentarii, individuală, acestea se vor putea scrie, vor fi trimise către baza de date,<text:s/>iar apoi afișate<text:s/>în oridinea creării fiecăruia ;<text:s/></text:p>
      <text:p text:style-name="P138">-în footerul paginii există<text:s/>o iconiță<text:s/>prin apăsarea căreia poți reveni la pagina principală ;</text:p>
      <text:p text:style-name="P139">Pagina 6(contact.php)</text:p>
      <text:p text:style-name="P140">-în această<text:s/>pagină, se află<text:s/>formularul de<text:s/>contact, pe care utilizatorii<text:s/>îl pot completa daca<text:s/>își doresc să<text:s/>ia legatura cu noi ;</text:p>
      <text:p text:style-name="P141">-acest formular conține mai multe câmpuri, necesare pentru a se putea identifica utilizatorul<text:s/>și pentru a i se putea răspunde, acesta este nevoit sa<text:s/>își introducă<text:s/>adresa de e-mail, iar<text:s/>în ultimul<text:s/>câmp al formularului, se poate scrie orice, iar aceste date<text:s/><text:soft-page-break/>vor fi trimise către un tabel, aflat<text:s/>în baza noastra de date<text:s/>și vor fi stocate acolo,<text:s/>în momentul<text:s/>în care formularul este trimis cu succes, utilizatorul va fi anunțat ;</text:p>
      <text:p text:style-name="Normal"><text:span text:style-name="T142">-dac</text:span><text:span text:style-name="T143">ă</text:span><text:span text:style-name="T144"><text:s/>se dore</text:span><text:span text:style-name="T145">ș</text:span><text:span text:style-name="T146">te re</text:span><text:span text:style-name="T147">î</text:span><text:span text:style-name="T148">ntoarcerea la pagina principal</text:span><text:span text:style-name="T149">ă</text:span><text:span text:style-name="T150">, se poate ap</text:span><text:span text:style-name="T151">ă</text:span><text:span text:style-name="T152">sa pe enun</text:span><text:span text:style-name="T153">ț</text:span><text:span text:style-name="T154">ul aflat chiar deasupra formularului 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Ciuclea Ruth-Alexandr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Ciuclea</meta:initial-creator>
    <dc:creator>Alexandra Ciuclea</dc:creator>
    <meta:creation-date>2024-05-22T09:46:00Z</meta:creation-date>
    <dc:date>2024-05-24T12:35:00Z</dc:date>
    <meta:template xlink:href="Normal.dotm" xlink:type="simple"/>
    <meta:editing-cycles>10</meta:editing-cycles>
    <meta:editing-duration>PT69480S</meta:editing-duration>
    <meta:document-statistic meta:page-count="5" meta:paragraph-count="17" meta:word-count="1310" meta:character-count="8765" meta:row-count="62" meta:non-whitespace-character-count="7472"/>
  </office:meta>
</office:document-meta>
</file>